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6555in"/>
    </style:style>
    <style:style style:name="co3" style:family="table-column">
      <style:table-column-properties fo:break-before="auto" style:column-width="3.978in"/>
    </style:style>
    <style:style style:name="co4" style:family="table-column">
      <style:table-column-properties fo:break-before="auto" style:column-width="3.3555in"/>
    </style:style>
    <style:style style:name="co5" style:family="table-column">
      <style:table-column-properties fo:break-before="auto" style:column-width="3.3665in"/>
    </style:style>
    <style:style style:name="co7" style:family="table-column">
      <style:table-column-properties fo:break-before="auto" style:column-width="5.4252in"/>
    </style:style>
    <style:style style:name="co8" style:family="table-column">
      <style:table-column-properties fo:break-before="auto" style:column-width="6.572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3937in" fo:break-before="auto" style:use-optimal-row-height="true"/>
    </style:style>
    <style:style style:name="ro6" style:family="table-row">
      <style:table-row-properties style:row-height="0.5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Liberation Mono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6" table:number-columns-repeated="1018" table:default-cell-style-name="ce2"/>
        <table:table-row table:style-name="ro2">
          <table:table-cell table:style-name="ce1" office:value-type="string">
            <text:p>OIDs for different types of SSL/TLS certificate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Certificate authority </text:p>
          </table:table-cell>
          <table:table-cell table:style-name="ce3" office:value-type="string">
            <text:p>DV OID</text:p>
          </table:table-cell>
          <table:table-cell table:style-name="ce3" office:value-type="string">
            <text:p>OV (or IV) OID</text:p>
          </table:table-cell>
          <table:table-cell table:style-name="ce3" office:value-type="string">
            <text:p>EV OID</text:p>
          </table:table-cell>
          <table:table-cell table:style-name="ce3" office:value-type="string">
            <text:p>CPS URL</text:p>
          </table:table-cell>
          <table:table-cell table:style-name="ce3" office:value-type="string">
            <text:p>Notes</text:p>
          </table:table-cell>
          <table:table-cell table:style-name="ce5" table:number-columns-repeated="1018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Generic CA/Browser Forum</text:p>
          </table:table-cell>
          <table:table-cell office:value-type="string">
            <text:p>2.23.140.1.2.1</text:p>
          </table:table-cell>
          <table:table-cell office:value-type="string">
            <text:p>2.23.140.1.2.2 </text:p>
          </table:table-cell>
          <table:table-cell office:value-type="string">
            <text:p>2.23.140.1.1</text:p>
          </table:table-cell>
          <table:table-cell office:value-type="string">
            <text:p>https://cabforum.org/wp-content/uploads/BRv1.2.3.pdf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Actalis S.p.A.</text:p>
          </table:table-cell>
          <table:table-cell office:value-type="string">
            <text:p>None – not listed</text:p>
          </table:table-cell>
          <table:table-cell table:style-name="ce4" office:value-type="string">
            <text:p>1.3.159.1.20.1</text:p>
          </table:table-cell>
          <table:table-cell table:style-name="ce4" office:value-type="string">
            <text:p>1.3.159.1.17.1</text:p>
          </table:table-cell>
          <table:table-cell office:value-type="string">
            <text:p>http://portal.actalis.it/cms/translations/en/actalis/Info/Manuali/CPS_SSLServer_CodeSigning_v2.2.5_EN.pdf</text:p>
          </table:table-cell>
          <table:table-cell table:number-columns-repeated="1019"/>
        </table:table-row>
        <table:table-row table:style-name="ro5">
          <table:table-cell office:value-type="string">
            <text:p>ANF Autoridad de Certificación</text:p>
          </table:table-cell>
          <table:table-cell office:value-type="string">
            <text:p>None – not listed</text:p>
          </table:table-cell>
          <table:table-cell table:style-name="ce4" office:value-type="string">
            <text:p>1.3.6.1.4.1.18332.55.1.1.1.12 1.3.6.1.4.1.18332.55.1.1.1.22</text:p>
          </table:table-cell>
          <table:table-cell table:style-name="ce4" office:value-type="string">
            <text:p>1.3.6.1.4.1.18332.55.1.1.2.22</text:p>
          </table:table-cell>
          <table:table-cell office:value-type="string">
            <text:p><text:a xlink:href="https://www.anf.es/es/pdf/PC_SSL_Sede_EV_EN.pdf" xlink:type="simple">https://www.anf.es/es/pdf/PC_SSL_Sede_EV_EN.pdf</text:a></text:p>
          </table:table-cell>
          <table:table-cell office:value-type="string">
            <text:p>Unclear if OV OID implies validation.</text:p>
          </table:table-cell>
          <table:table-cell table:number-columns-repeated="1018"/>
        </table:table-row>
        <table:table-row table:style-name="ro2">
          <table:table-cell office:value-type="string">
            <text:p>AS Sertifitseerimiskeskus</text:p>
          </table:table-cell>
          <table:table-cell table:number-columns-repeated="3" office:value-type="string">
            <text:p>?</text:p>
          </table:table-cell>
          <table:table-cell office:value-type="string">
            <text:p>https://sk.ee/upload/files/SK_CPS_en_v2_5.pdf</text:p>
          </table:table-cell>
          <table:table-cell office:value-type="string">
            <text:p>No OID information found</text:p>
          </table:table-cell>
          <table:table-cell table:number-columns-repeated="1018"/>
        </table:table-row>
        <table:table-row table:style-name="ro2">
          <table:table-cell office:value-type="string">
            <text:p>Buypass AS</text:p>
          </table:table-cell>
          <table:table-cell table:style-name="ce4" office:value-type="string">
            <text:p>2.16.578.1.26.1.2.4</text:p>
          </table:table-cell>
          <table:table-cell table:style-name="ce4" office:value-type="string">
            <text:p>2.16.578.1.26.1.2.3</text:p>
          </table:table-cell>
          <table:table-cell office:value-type="string">
            <text:p>2.16.578.1.26.1.2.5</text:p>
          </table:table-cell>
          <table:table-cell office:value-type="string">
            <text:p>http://www.buypass.com/support/download-center/_attachment/27681?_ts=145bc19e990</text:p>
          </table:table-cell>
          <table:table-cell table:number-columns-repeated="1019"/>
        </table:table-row>
        <table:table-row table:style-name="ro2">
          <table:table-cell office:value-type="string">
            <text:p>Camerfirma</text:p>
          </table:table-cell>
          <table:table-cell table:number-columns-repeated="3" office:value-type="string">
            <text:p>?</text:p>
          </table:table-cell>
          <table:table-cell office:value-type="string">
            <text:p>http://docs.camerfirma.com/publico/DocumentosWeb/politicas/CPS_V_3_2_5_eng-GB-signed.pdf</text:p>
          </table:table-cell>
          <table:table-cell office:value-type="string">
            <text:p>No indication of custom OIDs, even for EV certs.</text:p>
          </table:table-cell>
          <table:table-cell table:number-columns-repeated="1018"/>
        </table:table-row>
        <table:table-row table:style-name="ro2">
          <table:table-cell office:value-type="string">
            <text:p>Certinomis</text:p>
          </table:table-cell>
          <table:table-cell table:number-columns-repeated="3" office:value-type="string">
            <text:p>?</text:p>
          </table:table-cell>
          <table:table-cell office:value-type="string">
            <text:p>http://www.certinomis.com/publi/pc/DT-FL-1310-060-PC-WEB-SSL-1.2.pdf</text:p>
          </table:table-cell>
          <table:table-cell office:value-type="string">
            <text:p>No indication of custom OIDs.</text:p>
          </table:table-cell>
          <table:table-cell table:number-columns-repeated="1018"/>
        </table:table-row>
        <table:table-row table:style-name="ro2">
          <table:table-cell office:value-type="string">
            <text:p>certSIGN</text:p>
          </table:table-cell>
          <table:table-cell table:number-columns-repeated="3" office:value-type="string">
            <text:p>?</text:p>
          </table:table-cell>
          <table:table-cell office:value-type="string">
            <text:p><text:a xlink:href="http://www.certsign.ro/certsign_en/files/certSIGN_CPS_v1.7_en.pdf" xlink:type="simple">http://www.certsign.ro/certsign_en/files/certSIGN_CPS_v1.7_en.pdf</text:a></text:p>
          </table:table-cell>
          <table:table-cell office:value-type="string">
            <text:p>No policy OIDs. CPS is from 2011.</text:p>
          </table:table-cell>
          <table:table-cell table:number-columns-repeated="1018"/>
        </table:table-row>
        <table:table-row table:style-name="ro2">
          <table:table-cell office:value-type="string">
            <text:p>Certum</text:p>
          </table:table-cell>
          <table:table-cell table:number-columns-repeated="3" office:value-type="string">
            <text:p>ERROR</text:p>
          </table:table-cell>
          <table:table-cell office:value-type="string">
            <text:p><text:a xlink:href="http://www.certum.eu/certum/cert,expertise_practice_statement.xml" xlink:type="simple">http://www.certum.eu/certum/cert,expertise_practice_statement.xml</text:a></text:p>
          </table:table-cell>
          <table:table-cell office:value-type="string">
            <text:p>Web site errors – docs returns 403, not found, empty doc.</text:p>
          </table:table-cell>
          <table:table-cell table:number-columns-repeated="1018"/>
        </table:table-row>
        <table:table-row table:style-name="ro2">
          <table:table-cell office:value-type="string">
            <text:p>Chunghwa Telecom Co., Ltd.</text:p>
          </table:table-cell>
          <table:table-cell table:number-columns-repeated="3" office:value-type="string">
            <text:p>None</text:p>
          </table:table-cell>
          <table:table-cell office:value-type="string">
            <text:p><text:a xlink:href="http://epki.com.tw/download/PublicCA_CPS_English.pdf" xlink:type="simple">http://epki.com.tw/download/PublicCA_CPS_English.pdf</text:a></text:p>
          </table:table-cell>
          <table:table-cell office:value-type="string">
            <text:p>No policy OIDs. CPS is from 2008</text:p>
          </table:table-cell>
          <table:table-cell table:number-columns-repeated="1018"/>
        </table:table-row>
        <table:table-row table:style-name="ro6">
          <table:table-cell office:value-type="string">
            <text:p>Comodo CA Ltd</text:p>
          </table:table-cell>
          <table:table-cell office:value-type="string">
            <text:p>1.3.6.1.4.1.6449.1.2.1.3.4</text:p>
            <text:p>1.3.6.1.4.1.6449.1.2.1.3.5</text:p>
            <text:p>1.3.6.1.4.1.6449.1.2.2.7</text:p>
          </table:table-cell>
          <table:table-cell office:value-type="string">
            <text:p>None</text:p>
          </table:table-cell>
          <table:table-cell table:style-name="ce4" office:value-type="string">
            <text:p>1.3.6.1.4.1.6449.1.2.1.5.1 </text:p>
          </table:table-cell>
          <table:table-cell office:value-type="string">
            <text:p>https://www.comodo.com/repository/Comodo_CA_CPS_4.1.4_clean.pdf</text:p>
          </table:table-cell>
          <table:table-cell office:value-type="string">
            <text:p>No OV product.</text:p>
          </table:table-cell>
          <table:table-cell table:number-columns-repeated="1018"/>
        </table:table-row>
        <table:table-row table:style-name="ro2">
          <table:table-cell office:value-type="string">
            <text:p>D-TRUST GmbH</text:p>
          </table:table-cell>
          <table:table-cell office:value-type="string">
            <text:p>1.3.6.1.4.1.4788.2.200.1</text:p>
          </table:table-cell>
          <table:table-cell office:value-type="string">
            <text:p>None</text:p>
          </table:table-cell>
          <table:table-cell office:value-type="string">
            <text:p>1.3.6.1.4.1.4788.2.202.1</text:p>
          </table:table-cell>
          <table:table-cell office:value-type="string">
            <text:p><text:a xlink:href="https://www.bundesdruckerei.de/sites/default/files/documents/2014/10/d-trust_root_pki_cp_v1_9_engl_.pdf" xlink:type="simple">https://www.bundesdruckerei.de/sites/default/files/documents/2014/10/d-trust_root_pki_cp_v1_9_engl_.pdf</text:a></text:p>
          </table:table-cell>
          <table:table-cell office:value-type="string">
            <text:p>Has three classes of certs, but only two policy OIDs</text:p>
          </table:table-cell>
          <table:table-cell table:number-columns-repeated="1018"/>
        </table:table-row>
        <table:table-row table:style-name="ro2">
          <table:table-cell office:value-type="string">
            <text:p>DigiCert, Inc.</text:p>
          </table:table-cell>
          <table:table-cell office:value-type="string">
            <text:p>2.16.840.1.114412.1.2</text:p>
          </table:table-cell>
          <table:table-cell office:value-type="string">
            <text:p>2.16.840.1.114412.1.1</text:p>
          </table:table-cell>
          <table:table-cell table:style-name="ce4" office:value-type="string">
            <text:p>2.16.840.1.114412.2</text:p>
          </table:table-cell>
          <table:table-cell office:value-type="string">
            <text:p>https://www.digicert.com/docs/cps/DigiCert_CPS_v4.07-Oct-7-2014.pdf</text:p>
          </table:table-cell>
          <table:table-cell office:value-type="string">
            <text:p>DigiCert also claims 2.23.140.1.1.X for EV. Strange</text:p>
          </table:table-cell>
          <table:table-cell table:number-columns-repeated="1018"/>
        </table:table-row>
        <table:table-row table:style-name="ro2">
          <table:table-cell office:value-type="string">
            <text:p>Digidentity</text:p>
          </table:table-cell>
          <table:table-cell office:value-type="string">
            <text:p>None</text:p>
          </table:table-cell>
          <table:table-cell office:value-type="string">
            <text:p>1.3.6.1.4.1.34471.1.2.5.6</text:p>
          </table:table-cell>
          <table:table-cell office:value-type="string">
            <text:p>1.3.6.1.4.1.34471.1.2.1.7</text:p>
          </table:table-cell>
          <table:table-cell office:value-type="string">
            <text:p><text:a xlink:href="https://www.digidentity.eu/static/en/voorwaarden/Certification%20Practice%20Statement%20L3.pdf" xlink:type="simple">https://www.digidentity.eu/static/en/voorwaarden/Certification%20Practice%20Statement%20L3.pdf</text:a></text:p>
          </table:table-cell>
          <table:table-cell table:number-columns-repeated="1019"/>
        </table:table-row>
        <table:table-row table:style-name="ro2">
          <table:table-cell office:value-type="string">
            <text:p>Disig, a.s.</text:p>
          </table:table-cell>
          <table:table-cell office:value-type="string">
            <text:p>2.23.140.1.2.1</text:p>
          </table:table-cell>
          <table:table-cell office:value-type="string">
            <text:p>2.23.140.2.2</text:p>
          </table:table-cell>
          <table:table-cell office:value-type="string">
            <text:p>None</text:p>
          </table:table-cell>
          <table:table-cell office:value-type="string">
            <text:p><text:a xlink:href="http://www.disig.eu/_pdf/cp-cadisig-eng.pdf" xlink:type="simple">http://www.disig.eu/_pdf/cp-cadisig-eng.pdf</text:a></text:p>
          </table:table-cell>
          <table:table-cell office:value-type="string">
            <text:p>Unable to find any mention of EV certs. Possible translation problem.</text:p>
          </table:table-cell>
          <table:table-cell table:number-columns-repeated="1018"/>
        </table:table-row>
        <table:table-row table:style-name="ro2">
          <table:table-cell office:value-type="string">
            <text:p>E-TUGRA Inc.</text:p>
          </table:table-cell>
          <table:table-cell office:value-type="string">
            <text:p>2.16.792.3.0.4.1.1.2</text:p>
          </table:table-cell>
          <table:table-cell office:value-type="string">
            <text:p>2.16.792.3.0.4.1.1.3</text:p>
          </table:table-cell>
          <table:table-cell office:value-type="string">
            <text:p>2.16.792.3.0.4.1.1.4</text:p>
          </table:table-cell>
          <table:table-cell office:value-type="string">
            <text:p><text:a xlink:href="http://www.e-tugra.com.tr/portals/6/Documents/E-Tugra_SUE_v3.1_0_EN.pdf" xlink:type="simple">http://www.e-tugra.com.tr/portals/6/Documents/E-Tugra_SUE_v3.1_0_EN.pdf</text:a></text:p>
          </table:table-cell>
          <table:table-cell table:number-columns-repeated="1019"/>
        </table:table-row>
        <table:table-row table:style-name="ro2">
          <table:table-cell office:value-type="string">
            <text:p>Entrust</text:p>
          </table:table-cell>
          <table:table-cell office:value-type="string">
            <text:p>None</text:p>
          </table:table-cell>
          <table:table-cell office:value-type="string">
            <text:p>2.23.140.1.2.2 </text:p>
          </table:table-cell>
          <table:table-cell office:value-type="string">
            <text:p>2.16.840.1.114028.10.1.2 </text:p>
          </table:table-cell>
          <table:table-cell office:value-type="string">
            <text:p><text:a xlink:href="http://www.entrust.net/CPS/pdf/SSL-CPS-English-20140304-Version-2-11.pdf" xlink:type="simple">http://www.entrust.net/CPS/pdf/SSL-CPS-English-20140304-Version-2-11.pdf</text:a></text:p>
          </table:table-cell>
          <table:table-cell office:value-type="string">
            <text:p>CPS not properly linked on web site – had to call for URL</text:p>
          </table:table-cell>
          <table:table-cell table:number-columns-repeated="1018"/>
        </table:table-row>
        <table:table-row table:style-name="ro2">
          <table:table-cell office:value-type="string">
            <text:p>Firmaprofesional</text:p>
          </table:table-cell>
          <table:table-cell office:value-type="string">
            <text:p>1.3.6.1.4.1.13177.10.1.3.1</text:p>
          </table:table-cell>
          <table:table-cell/>
          <table:table-cell office:value-type="string">
            <text:p>1.3.6.1.4.1.13177.10.1.3.10</text:p>
          </table:table-cell>
          <table:table-cell office:value-type="string">
            <text:p><text:a xlink:href="https://www.firmaprofesional.com/images/pdfs/CPS/FP_CPS_6.1.pdf" xlink:type="simple">https://www.firmaprofesional.com/images/pdfs/CPS/FP_CPS_6.1.pdf</text:a></text:p>
          </table:table-cell>
          <table:table-cell office:value-type="string">
            <text:p>Unsure of what guarantees are made for basic OID. Translation problem.</text:p>
          </table:table-cell>
          <table:table-cell table:number-columns-repeated="1018"/>
        </table:table-row>
        <table:table-row table:style-name="ro2">
          <table:table-cell office:value-type="string">
            <text:p>GlobalSign</text:p>
          </table:table-cell>
          <table:table-cell table:number-columns-repeated="2" office:value-type="string">
            <text:p>Uses CA/Browser Forum generic</text:p>
          </table:table-cell>
          <table:table-cell office:value-type="string">
            <text:p>1.3.6.1.4.1.4146.1.1</text:p>
          </table:table-cell>
          <table:table-cell office:value-type="string">
            <text:p><text:a xlink:href="https://www.globalsign.com/repository/GlobalSign_CA_CPS_v7.8.pdf" xlink:type="simple">https://www.globalsign.com/repository/GlobalSign_CA_CPS_v7.8.pdf</text:a></text:p>
          </table:table-cell>
          <table:table-cell table:number-columns-repeated="1019"/>
        </table:table-row>
        <table:table-row table:style-name="ro2">
          <table:table-cell office:value-type="string">
            <text:p>GoDaddy.com, LLC</text:p>
          </table:table-cell>
          <table:table-cell office:value-type="string">
            <text:p>2.16.840.1.114413.1.7.23.1</text:p>
          </table:table-cell>
          <table:table-cell office:value-type="string">
            <text:p>2.16.840.1.114413.1.7.23.2</text:p>
          </table:table-cell>
          <table:table-cell office:value-type="string">
            <text:p>2.16.840.1.114413.1.7.23.3</text:p>
          </table:table-cell>
          <table:table-cell office:value-type="string">
            <text:p><text:a xlink:href="https://certs.godaddy.com/repository/certificate_practices/en/StarfieldCertificatePolicyandCertificationPracticeStatement.pdf" xlink:type="simple">https://certs.godaddy.com/repository/certificate_practices/en/StarfieldCertificatePolicyandCertificationPracticeStatement.pdf</text:a></text:p>
          </table:table-cell>
          <table:table-cell table:number-columns-repeated="1019"/>
        </table:table-row>
        <table:table-row table:style-name="ro2">
          <table:table-cell office:value-type="string">
            <text:p>Izenpe S.A.</text:p>
          </table:table-cell>
          <table:table-cell table:number-columns-repeated="1023"/>
        </table:table-row>
        <table:table-row table:style-name="ro2">
          <table:table-cell office:value-type="string">
            <text:p>Kamu Sertifikasyon Merkezi</text:p>
          </table:table-cell>
          <table:table-cell table:number-columns-repeated="1023"/>
        </table:table-row>
        <table:table-row table:style-name="ro3">
          <table:table-cell office:value-type="string">
            <text:p>KPN Corporate Market BV</text:p>
          </table:table-cell>
          <table:table-cell table:number-columns-repeated="1023"/>
        </table:table-row>
        <table:table-row table:style-name="ro2">
          <table:table-cell office:value-type="string">
            <text:p>Logius PKIoverheid</text:p>
          </table:table-cell>
          <table:table-cell table:number-columns-repeated="1023"/>
        </table:table-row>
        <table:table-row table:style-name="ro2">
          <table:table-cell office:value-type="string">
            <text:p>Network Solutions, LLC</text:p>
          </table:table-cell>
          <table:table-cell office:value-type="string">
            <text:p>1.3.6.1.4.1.782.1.2.1.9.1</text:p>
          </table:table-cell>
          <table:table-cell office:value-type="string">
            <text:p>1.3.6.1.4.1.782.1.2.1.3.1</text:p>
          </table:table-cell>
          <table:table-cell office:value-type="string">
            <text:p>1.3.6.1.4.1.782.1.2.1.8.1</text:p>
          </table:table-cell>
          <table:table-cell office:value-type="string">
            <text:p>http://www.networksolutions.com/legal/SSL-legal-repository-cps.jsp</text:p>
          </table:table-cell>
          <table:table-cell table:number-columns-repeated="1019"/>
        </table:table-row>
        <table:table-row table:style-name="ro2">
          <table:table-cell office:value-type="string">
            <text:p>Open Access Technology Intl.</text:p>
          </table:table-cell>
          <table:table-cell table:number-columns-repeated="3" office:value-type="string">
            <text:p>None</text:p>
          </table:table-cell>
          <table:table-cell office:value-type="string">
            <text:p><text:a xlink:href="http://www.oati.com/" xlink:type="simple">http://www.oati.com/</text:a></text:p>
          </table:table-cell>
          <table:table-cell office:value-type="string">
            <text:p>Not an issuer of public web SSL certs. Serves power industry.</text:p>
          </table:table-cell>
          <table:table-cell table:number-columns-repeated="1018"/>
        </table:table-row>
        <table:table-row table:style-name="ro5">
          <table:table-cell office:value-type="string">
            <text:p>OpenTrust (formerly KEYNECTIS)</text:p>
          </table:table-cell>
          <table:table-cell table:number-columns-repeated="2" office:value-type="string">
            <text:p>?</text:p>
          </table:table-cell>
          <table:table-cell office:value-type="string">
            <text:p>1.3.6.1.4.1.22234.2.</text:p>
            <text:p>5.2.3.1</text:p>
          </table:table-cell>
          <table:table-cell office:value-type="string">
            <text:p><text:a xlink:href="http://www.opentrust.com/PDF/FR/PC/DSQ_PC_PC_AC_KEYNECTIS_SSL_1.2s.pdf" xlink:type="simple">http://www.opentrust.com/PDF/FR/PC/DSQ_PC_PC_AC_KEYNECTIS_SSL_1.2s.pdf</text:a></text:p>
          </table:table-cell>
          <table:table-cell office:value-type="string">
            <text:p>All certs may be at least OV-level. Need to read CPS more carefully.</text:p>
          </table:table-cell>
          <table:table-cell table:number-columns-repeated="1018"/>
        </table:table-row>
        <table:table-row table:style-name="ro2">
          <table:table-cell office:value-type="string">
            <text:p>Prvni certifikacni autorita, a.s.</text:p>
          </table:table-cell>
          <table:table-cell table:number-columns-repeated="1023"/>
        </table:table-row>
        <table:table-row table:style-name="ro2">
          <table:table-cell office:value-type="string">
            <text:p>QuoVadis Ltd.</text:p>
          </table:table-cell>
          <table:table-cell office:value-type="string">
            <text:p>1.3.6.1.4.1.8024.1.100</text:p>
          </table:table-cell>
          <table:table-cell office:value-type="string">
            <text:p>1.3.6.1.4.1.8024.1.200</text:p>
          </table:table-cell>
          <table:table-cell office:value-type="string">
            <text:p>1.3.6.1.4.1.8024.0.2.100.1.2</text:p>
          </table:table-cell>
          <table:table-cell office:value-type="string">
            <text:p><text:a xlink:href="https://www.quovadisglobal.co.uk/~/media/Files/Repository/QV_RCA1_RCA3_CPCPS_V4_16.ashx" xlink:type="simple">https://www.quovadisglobal.co.uk/~/media/Files/Repository/QV_RCA1_RCA3_CPCPS_V4_16.ashx</text:a></text:p>
          </table:table-cell>
          <table:table-cell table:number-columns-repeated="1019"/>
        </table:table-row>
        <table:table-row table:style-name="ro2">
          <table:table-cell office:value-type="string">
            <text:p>SECOM Trust Systems CO., Ltd.</text:p>
          </table:table-cell>
          <table:table-cell table:number-columns-repeated="3"/>
          <table:table-cell office:value-type="string">
            <text:p><text:a xlink:href="http://www.secomtrust.net/" xlink:type="simple">http://www.secomtrust.net</text:a></text:p>
          </table:table-cell>
          <table:table-cell office:value-type="string">
            <text:p>Translation problem – no data yet</text:p>
          </table:table-cell>
          <table:table-cell table:number-columns-repeated="1018"/>
        </table:table-row>
        <table:table-row table:style-name="ro2">
          <table:table-cell office:value-type="string">
            <text:p>Shanghai Electronic Certification Authority Center Co. Ltd</text:p>
          </table:table-cell>
          <table:table-cell table:number-columns-repeated="3"/>
          <table:table-cell office:value-type="string">
            <text:p><text:a xlink:href="http://www.sheca.com/" xlink:type="simple">www.sheca.com</text:a></text:p>
          </table:table-cell>
          <table:table-cell office:value-type="string">
            <text:p>Translation problem – no data yet</text:p>
          </table:table-cell>
          <table:table-cell table:number-columns-repeated="1018"/>
        </table:table-row>
        <table:table-row table:style-name="ro2">
          <table:table-cell office:value-type="string">
            <text:p>Skaitmeninio sertifikavimo centras (SSC)</text:p>
          </table:table-cell>
          <table:table-cell table:number-columns-repeated="1023"/>
        </table:table-row>
        <table:table-row table:style-name="ro2">
          <table:table-cell office:value-type="string">
            <text:p>StartCom Certification Authority</text:p>
          </table:table-cell>
          <table:table-cell office:value-type="string">
            <text:p>Uses CA/Browser Forum generic</text:p>
          </table:table-cell>
          <table:table-cell office:value-type="string">
            <text:p>Uses CA/Browser Forum generic </text:p>
          </table:table-cell>
          <table:table-cell office:value-type="string">
            <text:p>1.3.6.1.4.1.23223.1.1.1</text:p>
          </table:table-cell>
          <table:table-cell office:value-type="string">
            <text:p><text:a xlink:href="http://www.startssl.com/policy.pdf" xlink:type="simple">http://www.startssl.com/policy.pdf</text:a></text:p>
          </table:table-cell>
          <table:table-cell table:number-columns-repeated="1019"/>
        </table:table-row>
        <table:table-row table:style-name="ro2">
          <table:table-cell office:value-type="string">
            <text:p>Swisscom (Switzerland) Ltd</text:p>
          </table:table-cell>
          <table:table-cell table:number-columns-repeated="3" office:value-type="string">
            <text:p>None</text:p>
          </table:table-cell>
          <table:table-cell office:value-type="string">
            <text:p><text:a xlink:href="http://www.swisscom.com/" xlink:type="simple">http://www.swisscom.com</text:a></text:p>
          </table:table-cell>
          <table:table-cell office:value-type="string">
            <text:p>Does not appear to issue SSL certs.</text:p>
          </table:table-cell>
          <table:table-cell table:number-columns-repeated="1018"/>
        </table:table-row>
        <table:table-row table:style-name="ro2">
          <table:table-cell office:value-type="string">
            <text:p>SwissSign AG</text:p>
          </table:table-cell>
          <table:table-cell table:number-columns-repeated="3" office:value-type="string">
            <text:p>?</text:p>
          </table:table-cell>
          <table:table-cell office:value-type="string">
            <text:p><text:a xlink:href="https://www.swisssign.com/de/index.php?option=com_content&amp;Itemid=100084&amp;id=154" xlink:type="simple">https://www.swisssign.com/de/index.php?option=com_content&amp;Itemid=100084&amp;id=154</text:a></text:p>
          </table:table-cell>
          <table:table-cell table:number-columns-repeated="1019"/>
        </table:table-row>
        <table:table-row table:style-name="ro2">
          <table:table-cell office:value-type="string">
            <text:p>Symantec Corporation</text:p>
          </table:table-cell>
          <table:table-cell table:number-columns-repeated="3" office:value-type="string">
            <text:p>?</text:p>
          </table:table-cell>
          <table:table-cell office:value-type="string">
            <text:p><text:a xlink:href="http://www.symantec.com/content/en/us/about/media/repository/stn-cps.pdf" xlink:type="simple">http://www.symantec.com/content/en/us/about/media/repository/stn-cps.pdf</text:a></text:p>
          </table:table-cell>
          <table:table-cell office:value-type="string">
            <text:p>CPS references other documents not on line – contacting vendor</text:p>
          </table:table-cell>
          <table:table-cell table:number-columns-repeated="1018"/>
        </table:table-row>
        <table:table-row table:style-name="ro3">
          <table:table-cell office:value-type="string">
            <text:p>TAIWAN-CA Inc.</text:p>
          </table:table-cell>
          <table:table-cell table:number-columns-repeated="1023"/>
        </table:table-row>
        <table:table-row table:style-name="ro3">
          <table:table-cell office:value-type="string">
            <text:p>Trend Micro Inc.</text:p>
          </table:table-cell>
          <table:table-cell table:number-columns-repeated="1023"/>
        </table:table-row>
        <table:table-row table:style-name="ro2">
          <table:table-cell office:value-type="string">
            <text:p>Trustis Limited</text:p>
          </table:table-cell>
          <table:table-cell table:number-columns-repeated="1023"/>
        </table:table-row>
        <table:table-row table:style-name="ro2">
          <table:table-cell office:value-type="string">
            <text:p>Trustwave</text:p>
          </table:table-cell>
          <table:table-cell table:number-columns-repeated="1023"/>
        </table:table-row>
        <table:table-row table:style-name="ro3">
          <table:table-cell office:value-type="string">
            <text:p>TURKTRUST</text:p>
          </table:table-cell>
          <table:table-cell table:number-columns-repeated="1023"/>
        </table:table-row>
        <table:table-row table:style-name="ro2">
          <table:table-cell office:value-type="string">
            <text:p>Visa</text:p>
          </table:table-cell>
          <table:table-cell table:number-columns-repeated="3" office:value-type="string">
            <text:p>None</text:p>
          </table:table-cell>
          <table:table-cell office:value-type="string">
            <text:p>http://www.visa.com/pki/pdf/VisaPublicKeyInfrastructureCertificatePolicy.pdf</text:p>
          </table:table-cell>
          <table:table-cell table:number-columns-repeated="1019"/>
        </table:table-row>
        <table:table-row table:style-name="ro2">
          <table:table-cell office:value-type="string">
            <text:p>Wells Fargo</text:p>
          </table:table-cell>
          <table:table-cell table:number-columns-repeated="3" office:value-type="string">
            <text:p>None</text:p>
          </table:table-cell>
          <table:table-cell office:value-type="string">
            <text:p><text:a xlink:href="https://www08.wellsfargomedia.com/downloads/pdf/com/cp/cp.pdf" xlink:type="simple">https://www08.wellsfargomedia.com/downloads/pdf/com/cp/cp.pdf</text:a></text:p>
          </table:table-cell>
          <table:table-cell office:value-type="string">
            <text:p>Does not issue publicly visible SSL/TLS certs.</text:p>
          </table:table-cell>
          <table:table-cell table:number-columns-repeated="1018"/>
        </table:table-row>
        <table:table-row table:style-name="ro2">
          <table:table-cell office:value-type="string">
            <text:p>WoSign</text:p>
          </table:table-cell>
          <table:table-cell table:number-columns-repeated="2" office:value-type="string">
            <text:p>None – not listed</text:p>
          </table:table-cell>
          <table:table-cell table:style-name="ce4" office:value-type="string">
            <text:p>1.3.6.1.4.1.36305.2</text:p>
          </table:table-cell>
          <table:table-cell office:value-type="string">
            <text:p>https://www.wosign.com/Policy/wosign-policy-1-2-4.pdf</text:p>
          </table:table-cell>
          <table:table-cell table:number-columns-repeated="1019"/>
        </table:table-row>
        <table:table-row table:style-name="ro3" table:number-rows-repeated="104852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Nagle</meta:initial-creator>
    <meta:creation-date>2014-10-27T12:25:17</meta:creation-date>
    <dc:date>2014-10-29T12:49:08</dc:date>
    <dc:creator>John Nagle</dc:creator>
    <meta:editing-duration>PT5H49M31S</meta:editing-duration>
    <meta:editing-cycles>113</meta:editing-cycles>
    <meta:generator>LibreOffice/3.5$Linux_X86_64 LibreOffice_project/350m1$Build-2</meta:generator>
    <meta:document-statistic meta:table-count="3" meta:cell-count="196" meta:object-count="0"/>
  </office:meta>
</office:document-meta>
</file>